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officeooo:rsid="001b0072" officeooo:paragraph-rsid="001b0072"/>
    </style:style>
    <style:style style:name="P2" style:family="paragraph" style:parent-style-name="Text_20_body">
      <style:text-properties officeooo:paragraph-rsid="00209814"/>
    </style:style>
    <style:style style:name="P3" style:family="paragraph" style:parent-style-name="Quotations" style:list-style-name="L1"/>
    <style:style style:name="P4" style:family="paragraph" style:parent-style-name="Quotations" style:list-style-name="L2"/>
    <style:style style:name="P5" style:family="paragraph" style:parent-style-name="Quotations" style:list-style-name="L3"/>
    <style:style style:name="P6" style:family="paragraph" style:parent-style-name="Quotations" style:list-style-name="L4"/>
    <style:style style:name="P7" style:family="paragraph" style:parent-style-name="Quotations" style:list-style-name="L5"/>
    <style:style style:name="P8" style:family="paragraph" style:parent-style-name="Quotations" style:list-style-name="L6"/>
    <style:style style:name="P9" style:family="paragraph" style:parent-style-name="Quotations" style:list-style-name="L7"/>
    <style:style style:name="P10" style:family="paragraph" style:parent-style-name="Quotations" style:list-style-name="L8"/>
    <style:style style:name="P11" style:family="paragraph" style:parent-style-name="Quotations" style:list-style-name="L9"/>
    <style:style style:name="P12" style:family="paragraph" style:parent-style-name="Quotations" style:list-style-name="L10"/>
    <style:style style:name="P13" style:family="paragraph" style:parent-style-name="Quotations" style:list-style-name="L11"/>
    <style:style style:name="P14" style:family="paragraph" style:parent-style-name="Quotations" style:list-style-name="L12"/>
    <style:style style:name="P15" style:family="paragraph" style:parent-style-name="Quotations" style:list-style-name="L13"/>
    <style:style style:name="P16" style:family="paragraph" style:parent-style-name="Quotations" style:list-style-name="L14"/>
    <style:style style:name="P17" style:family="paragraph" style:parent-style-name="Quotations" style:list-style-name="L15"/>
    <style:style style:name="P18" style:family="paragraph" style:parent-style-name="Quotations" style:list-style-name="L16"/>
    <style:style style:name="P19" style:family="paragraph" style:parent-style-name="Quotations" style:list-style-name="L17"/>
    <style:style style:name="P20" style:family="paragraph" style:parent-style-name="Quotations" style:list-style-name="L18"/>
    <style:style style:name="P21" style:family="paragraph" style:parent-style-name="Quotations" style:list-style-name="L19"/>
    <style:style style:name="P22" style:family="paragraph" style:parent-style-name="Quotations" style:list-style-name="L20"/>
    <style:style style:name="P23" style:family="paragraph" style:parent-style-name="Text_20_body" style:list-style-name="L1"/>
    <style:style style:name="P24" style:family="paragraph" style:parent-style-name="Text_20_body" style:list-style-name="L1">
      <style:paragraph-properties fo:margin-top="0cm" fo:margin-bottom="0cm" style:contextual-spacing="false"/>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3">
      <style:paragraph-properties fo:margin-top="0cm" fo:margin-bottom="0cm" style:contextual-spacing="false"/>
    </style:style>
    <style:style style:name="P28" style:family="paragraph" style:parent-style-name="Text_20_body" style:list-style-name="L4"/>
    <style:style style:name="P29" style:family="paragraph" style:parent-style-name="Text_20_body" style:list-style-name="L4">
      <style:paragraph-properties fo:margin-top="0cm" fo:margin-bottom="0cm" style:contextual-spacing="false"/>
    </style:style>
    <style:style style:name="P30" style:family="paragraph" style:parent-style-name="Text_20_body" style:list-style-name="L5"/>
    <style:style style:name="P31" style:family="paragraph" style:parent-style-name="Text_20_body" style:list-style-name="L5">
      <style:paragraph-properties fo:margin-top="0cm" fo:margin-bottom="0cm" style:contextual-spacing="false"/>
    </style:style>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9">
      <style:paragraph-properties fo:margin-top="0cm" fo:margin-bottom="0cm" style:contextual-spacing="false"/>
    </style:style>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1">
      <style:paragraph-properties fo:margin-top="0cm" fo:margin-bottom="0cm" style:contextual-spacing="false"/>
    </style:style>
    <style:style style:name="P40" style:family="paragraph" style:parent-style-name="Text_20_body" style:list-style-name="L12"/>
    <style:style style:name="P41" style:family="paragraph" style:parent-style-name="Text_20_body" style:list-style-name="L12">
      <style:paragraph-properties fo:margin-top="0cm" fo:margin-bottom="0cm" style:contextual-spacing="false"/>
    </style:style>
    <style:style style:name="P42" style:family="paragraph" style:parent-style-name="Text_20_body" style:list-style-name="L13"/>
    <style:style style:name="P43" style:family="paragraph" style:parent-style-name="Text_20_body" style:list-style-name="L13">
      <style:paragraph-properties fo:margin-top="0cm" fo:margin-bottom="0cm" style:contextual-spacing="false"/>
    </style:style>
    <style:style style:name="P44" style:family="paragraph" style:parent-style-name="Text_20_body" style:list-style-name="L14"/>
    <style:style style:name="P45" style:family="paragraph" style:parent-style-name="Text_20_body" style:list-style-name="L14">
      <style:paragraph-properties fo:margin-top="0cm" fo:margin-bottom="0cm" style:contextual-spacing="false"/>
    </style:style>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6">
      <style:paragraph-properties fo:margin-top="0cm" fo:margin-bottom="0cm" style:contextual-spacing="false"/>
    </style:style>
    <style:style style:name="P49" style:family="paragraph" style:parent-style-name="Text_20_body" style:list-style-name="L17"/>
    <style:style style:name="P50" style:family="paragraph" style:parent-style-name="Text_20_body" style:list-style-name="L18"/>
    <style:style style:name="P51" style:family="paragraph" style:parent-style-name="Text_20_body" style:list-style-name="L18">
      <style:paragraph-properties fo:margin-top="0cm" fo:margin-bottom="0cm" style:contextual-spacing="false"/>
    </style:style>
    <style:style style:name="P52" style:family="paragraph" style:parent-style-name="Text_20_body" style:list-style-name="L19"/>
    <style:style style:name="P53" style:family="paragraph" style:parent-style-name="Text_20_body" style:list-style-name="L19">
      <style:paragraph-properties fo:margin-top="0cm" fo:margin-bottom="0cm" style:contextual-spacing="false"/>
    </style:style>
    <style:style style:name="P54" style:family="paragraph" style:parent-style-name="Text_20_body" style:list-style-name="L20"/>
    <style:style style:name="P55" style:family="paragraph" style:parent-style-name="Text_20_body" style:list-style-name="L20">
      <style:paragraph-properties fo:margin-top="0cm" fo:margin-bottom="0cm" style:contextual-spacing="false"/>
    </style:style>
    <style:style style:name="T1" style:family="text">
      <style:text-properties officeooo:rsid="0020981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rutan deploy terpenting</text:p>
      <text:p text:style-name="Preformatted_20_Text"/>
      <text:p text:style-name="Preformatted_20_Text">1.Login Page</text:p>
      <text:p text:style-name="Preformatted_20_Text">2.Admin Dashboard</text:p>
      <text:p text:style-name="Preformatted_20_Text">3.Asset Management - Asset List Page</text:p>
      <text:p text:style-name="Preformatted_20_Text">4.User Management - User List Page</text:p>
      <text:p text:style-name="Preformatted_20_Text">5.Task Management (Technician/Tasks Page)</text:p>
      <text:p text:style-name="Preformatted_20_Text">6.Supervisor Dashboard &amp; Reports Page (Divisi)</text:p>
      <text:p text:style-name="Preformatted_20_Text">7.Manager Dashboard &amp; Reports Page (Manager)</text:p>
      <text:p text:style-name="Preformatted_20_Text">8.Audit Logs Page</text:p>
      <text:p text:style-name="Preformatted_20_Text">9.Checklist Templates Management</text:p>
      <text:p text:style-name="Preformatted_20_Text">10.Settings Page (Admin/Manager)<text:line-break/><text:line-break/><text:line-break/>To deploy your system in a structured way, it's important to break it down into specific tasks, focusing on key pages and components step by step. Here’s how you can approach each feature in order of importance, starting with the most critical:</text:p>
      <text:h text:style-name="Heading_20_3" text:outline-level="3"><text:span text:style-name="Strong_20_Emphasis">1. Login Page (Authentication)</text:span></text:h>
      <text:h text:style-name="Heading_20_4" text:outline-level="4"><text:span text:style-name="Strong_20_Emphasis">Backend (Node.js + Sequelize)</text:span>:</text:h>
      <text:list xml:id="list772836593" text:style-name="L1">
        <text:list-item>
          <text:p text:style-name="P24"><text:span text:style-name="Strong_20_Emphasis">Task 1.1</text:span>: Create a <text:span text:style-name="Source_20_Text">User</text:span> model with <text:span text:style-name="Source_20_Text">id</text:span>, <text:span text:style-name="Source_20_Text">username</text:span>, <text:span text:style-name="Source_20_Text">email</text:span>, <text:span text:style-name="Source_20_Text">password</text:span>, and <text:span text:style-name="Source_20_Text">createdAt</text:span>.</text:p>
          <text:list>
            <text:list-item>
              <text:p text:style-name="P23"><text:span text:style-name="Strong_20_Emphasis">Prompt</text:span>:</text:p>
              <text:p text:style-name="P3">"Create a Sequelize model for a <text:span text:style-name="Source_20_Text">User</text:span> entity with fields <text:span text:style-name="Source_20_Text">id</text:span>, <text:span text:style-name="Source_20_Text">username</text:span>, <text:span text:style-name="Source_20_Text">email</text:span>, <text:span text:style-name="Source_20_Text">password”</text:span></text:p>
            </text:list-item>
          </text:list>
        </text:list-item>
        <text:list-item>
          <text:p text:style-name="P24"><text:span text:style-name="Strong_20_Emphasis">Task 1.2</text:span>: Set up authentication logic using bcrypt to hash passwords and JWT for token generation.</text:p>
          <text:list>
            <text:list-item>
              <text:p text:style-name="P23"><text:span text:style-name="Strong_20_Emphasis">Prompt</text:span>:</text:p>
              <text:p text:style-name="P3">"Create a backend function in Node.js to authenticate a user with JWT. The function should check if the user exists, compare passwords using bcrypt, and return a JWT token."</text:p>
            </text:list-item>
          </text:list>
        </text:list-item>
        <text:list-item>
          <text:p text:style-name="P24"><text:span text:style-name="Strong_20_Emphasis">Task 1.3</text:span>: Set up a route for the login function in Express.</text:p>
          <text:list>
            <text:list-item>
              <text:p text:style-name="P23"><text:span text:style-name="Strong_20_Emphasis">Prompt</text:span>:</text:p>
              <text:p text:style-name="P3">"Create an Express route for POST <text:span text:style-name="Source_20_Text">/login</text:span> that triggers the login controller and sends back the JWT token."</text:p>
            </text:list-item>
          </text:list>
        </text:list-item>
      </text:list>
      <text:h text:style-name="Heading_20_4" text:outline-level="4"><text:span text:style-name="Strong_20_Emphasis">Frontend (Vue.js)</text:span>:</text:h>
      <text:list xml:id="list3640081284" text:style-name="L2">
        <text:list-item>
          <text:p text:style-name="P25"><text:span text:style-name="Strong_20_Emphasis">Task 1.4</text:span>: Create a Vue.js login form with <text:span text:style-name="Source_20_Text">username</text:span> and <text:span text:style-name="Source_20_Text">password</text:span> input fields.</text:p>
          <text:list>
            <text:list-item>
              <text:p text:style-name="P25"><text:span text:style-name="Strong_20_Emphasis">Prompt</text:span>:</text:p>
              <text:p text:style-name="P4">"Create a Vue.js component for a login form with fields for <text:span text:style-name="Source_20_Text">username</text:span> and <text:span text:style-name="Source_20_Text">password</text:span>. The form should call an API when submitted."</text:p>
            </text:list-item>
          </text:list>
        </text:list-item>
        <text:list-item>
          <text:p text:style-name="P25"><text:span text:style-name="Strong_20_Emphasis">Task 1.5</text:span>: Call the backend API to authenticate the user and store the JWT token in <text:span text:style-name="Source_20_Text">localStorage</text:span>.</text:p>
          <text:list>
            <text:list-item>
              <text:p text:style-name="P25"><text:soft-page-break/><text:span text:style-name="Strong_20_Emphasis">Prompt</text:span>:</text:p>
              <text:p text:style-name="P4">"In the Vue.js component, call the backend <text:span text:style-name="Source_20_Text">/login</text:span> API when the form is submitted, and store the returned JWT token in <text:span text:style-name="Source_20_Text">localStorage</text:span> for future requests."</text:p>
            </text:list-item>
          </text:list>
        </text:list-item>
      </text:list>
      <text:p text:style-name="Horizontal_20_Line"/>
      <text:h text:style-name="Heading_20_3" text:outline-level="3"><text:span text:style-name="Strong_20_Emphasis">2. Admin Dashboard</text:span></text:h>
      <text:h text:style-name="Heading_20_4" text:outline-level="4"><text:span text:style-name="Strong_20_Emphasis">Backend (Node.js + Sequelize)</text:span>:</text:h>
      <text:list xml:id="list3177256083" text:style-name="L3">
        <text:list-item>
          <text:p text:style-name="P27"><text:span text:style-name="Strong_20_Emphasis">Task 2.1</text:span>: Create an endpoint to fetch admin dashboard data (e.g., total users, tasks, assets).</text:p>
          <text:list>
            <text:list-item>
              <text:p text:style-name="P26"><text:span text:style-name="Strong_20_Emphasis">Prompt</text:span>:</text:p>
              <text:p text:style-name="P5">"Create a backend API endpoint <text:span text:style-name="Source_20_Text">/admin/dashboard</text:span> that returns the total number of users, assets, and tasks for the admin dashboard."</text:p>
            </text:list-item>
          </text:list>
        </text:list-item>
      </text:list>
      <text:h text:style-name="Heading_20_4" text:outline-level="4"><text:span text:style-name="Strong_20_Emphasis">Frontend (Vue.js)</text:span>:</text:h>
      <text:list xml:id="list2809828081" text:style-name="L4">
        <text:list-item>
          <text:p text:style-name="P29"><text:span text:style-name="Strong_20_Emphasis">Task 2.2</text:span>: Create a Vue.js component to display the admin dashboard with key metrics (users, tasks, etc.).</text:p>
          <text:list>
            <text:list-item>
              <text:p text:style-name="P28"><text:span text:style-name="Strong_20_Emphasis">Prompt</text:span>:</text:p>
              <text:p text:style-name="P6">"Create a Vue.js component for the admin dashboard that fetches data from the <text:span text:style-name="Source_20_Text">/admin/dashboard</text:span> API and displays key metrics (total users, total tasks, etc.)."</text:p>
            </text:list-item>
          </text:list>
        </text:list-item>
      </text:list>
      <text:p text:style-name="Horizontal_20_Line"/>
      <text:h text:style-name="Heading_20_3" text:outline-level="3"><text:span text:style-name="Strong_20_Emphasis">3. Asset Management - Asset List Page</text:span></text:h>
      <text:h text:style-name="Heading_20_4" text:outline-level="4"><text:span text:style-name="Strong_20_Emphasis">Backend (Node.js + Sequelize)</text:span>:</text:h>
      <text:list xml:id="list404084927" text:style-name="L5">
        <text:list-item>
          <text:p text:style-name="P31"><text:span text:style-name="Strong_20_Emphasis">Task 3.1</text:span>: Create an <text:span text:style-name="Source_20_Text">Asset</text:span> model with fields like <text:span text:style-name="Source_20_Text">id</text:span>, <text:span text:style-name="Source_20_Text">name</text:span>, <text:span text:style-name="Source_20_Text">category</text:span>, <text:span text:style-name="Source_20_Text">status</text:span>, <text:span text:style-name="Source_20_Text">createdAt</text:span>.</text:p>
          <text:list>
            <text:list-item>
              <text:p text:style-name="P30"><text:span text:style-name="Strong_20_Emphasis">Prompt</text:span>:</text:p>
              <text:p text:style-name="P7">"Create a Sequelize model for an <text:span text:style-name="Source_20_Text">Asset</text:span> entity with fields <text:span text:style-name="Source_20_Text">id</text:span>, <text:span text:style-name="Source_20_Text">name</text:span>, <text:span text:style-name="Source_20_Text">category</text:span>, <text:span text:style-name="Source_20_Text">status</text:span>, and <text:span text:style-name="Source_20_Text">createdAt</text:span>."</text:p>
            </text:list-item>
          </text:list>
        </text:list-item>
        <text:list-item>
          <text:p text:style-name="P31"><text:span text:style-name="Strong_20_Emphasis">Task 3.2</text:span>: Implement API endpoints for CRUD operations on assets.</text:p>
          <text:list>
            <text:list-item>
              <text:p text:style-name="P30"><text:span text:style-name="Strong_20_Emphasis">Prompt</text:span>:</text:p>
              <text:p text:style-name="P7">"Create CRUD API endpoints for assets in Node.js using Sequelize. Include GET <text:span text:style-name="Source_20_Text">/assets</text:span>, POST <text:span text:style-name="Source_20_Text">/assets</text:span>, PUT <text:span text:style-name="Source_20_Text">/assets/:id</text:span>, and DELETE <text:span text:style-name="Source_20_Text">/assets/:id</text:span>."</text:p>
            </text:list-item>
          </text:list>
        </text:list-item>
      </text:list>
      <text:h text:style-name="Heading_20_4" text:outline-level="4"><text:soft-page-break/><text:span text:style-name="Strong_20_Emphasis">Frontend (Vue.js)</text:span>:</text:h>
      <text:list xml:id="list1867111341" text:style-name="L6">
        <text:list-item>
          <text:p text:style-name="P32"><text:span text:style-name="Strong_20_Emphasis">Task 3.3</text:span>: Create a Vue.js page to display the list of assets with pagination and sorting.</text:p>
          <text:list>
            <text:list-item>
              <text:p text:style-name="P32"><text:span text:style-name="Strong_20_Emphasis">Prompt</text:span>:</text:p>
              <text:p text:style-name="P8">"Create a Vue.js component to display a paginated list of assets. The component should call the <text:span text:style-name="Source_20_Text">/assets</text:span> API endpoint and display asset data in a table."</text:p>
            </text:list-item>
          </text:list>
        </text:list-item>
        <text:list-item>
          <text:p text:style-name="P32"><text:span text:style-name="Strong_20_Emphasis">Task 3.4</text:span>: Implement form in Vue.js to create new assets.</text:p>
          <text:list>
            <text:list-item>
              <text:p text:style-name="P32"><text:span text:style-name="Strong_20_Emphasis">Prompt</text:span>:</text:p>
              <text:p text:style-name="P8">"Create a Vue.js form component to create new assets. The form should send a POST request to the <text:span text:style-name="Source_20_Text">/assets</text:span> API with the asset data."</text:p>
            </text:list-item>
          </text:list>
        </text:list-item>
      </text:list>
      <text:p text:style-name="Horizontal_20_Line"/>
      <text:h text:style-name="Heading_20_3" text:outline-level="3"><text:span text:style-name="Strong_20_Emphasis">4. User Management - User List Page</text:span></text:h>
      <text:h text:style-name="Heading_20_4" text:outline-level="4"><text:span text:style-name="Strong_20_Emphasis">Backend (Node.js + Sequelize)</text:span>:</text:h>
      <text:list xml:id="list139840951" text:style-name="L7">
        <text:list-item>
          <text:p text:style-name="P33"><text:span text:style-name="Strong_20_Emphasis">Task 4.1</text:span>: Create a <text:span text:style-name="Source_20_Text">User</text:span> model with roles like <text:span text:style-name="Source_20_Text">admin</text:span>, <text:span text:style-name="Source_20_Text">technician</text:span>, and <text:span text:style-name="Source_20_Text">manager</text:span>.</text:p>
          <text:list>
            <text:list-item>
              <text:p text:style-name="P33"><text:span text:style-name="Strong_20_Emphasis">Prompt</text:span>:</text:p>
              <text:p text:style-name="P9">"Modify the <text:span text:style-name="Source_20_Text">User</text:span> Sequelize model to include a <text:span text:style-name="Source_20_Text">role</text:span> field with values like <text:span text:style-name="Source_20_Text">admin</text:span>, <text:span text:style-name="Source_20_Text">technician</text:span>, and <text:span text:style-name="Source_20_Text">manager</text:span>."</text:p>
            </text:list-item>
          </text:list>
        </text:list-item>
        <text:list-item>
          <text:p text:style-name="P33"><text:span text:style-name="Strong_20_Emphasis">Task 4.2</text:span>: Implement API endpoints for user CRUD operations (GET <text:span text:style-name="Source_20_Text">/users</text:span>, POST <text:span text:style-name="Source_20_Text">/users</text:span>, etc.).</text:p>
          <text:list>
            <text:list-item>
              <text:p text:style-name="P33"><text:span text:style-name="Strong_20_Emphasis">Prompt</text:span>:</text:p>
              <text:p text:style-name="P9">"Create API endpoints for managing users in Node.js with Sequelize. Include GET <text:span text:style-name="Source_20_Text">/users</text:span>, POST <text:span text:style-name="Source_20_Text">/users</text:span>, PUT <text:span text:style-name="Source_20_Text">/users/:id</text:span>, and DELETE <text:span text:style-name="Source_20_Text">/users/:id</text:span>."</text:p>
            </text:list-item>
          </text:list>
        </text:list-item>
      </text:list>
      <text:h text:style-name="Heading_20_4" text:outline-level="4"><text:span text:style-name="Strong_20_Emphasis">Frontend (Vue.js)</text:span>:</text:h>
      <text:list xml:id="list3987033748" text:style-name="L8">
        <text:list-item>
          <text:p text:style-name="P34"><text:span text:style-name="Strong_20_Emphasis">Task 4.3</text:span>: Create a Vue.js component to display the user list with search and pagination.</text:p>
          <text:list>
            <text:list-item>
              <text:p text:style-name="P34"><text:span text:style-name="Strong_20_Emphasis">Prompt</text:span>:</text:p>
              <text:p text:style-name="P10">"Create a Vue.js component to display the list of users with search, filtering, and pagination options. Fetch data from the <text:span text:style-name="Source_20_Text">/users</text:span> API."</text:p>
            </text:list-item>
          </text:list>
        </text:list-item>
        <text:list-item>
          <text:p text:style-name="P34"><text:span text:style-name="Strong_20_Emphasis">Task 4.4</text:span>: Create a form in Vue.js for updating user roles.</text:p>
          <text:list>
            <text:list-item>
              <text:p text:style-name="P34"><text:span text:style-name="Strong_20_Emphasis">Prompt</text:span>:</text:p>
              <text:p text:style-name="P10">"Create a form in Vue.js to update user roles. The form should call the <text:soft-page-break/><text:span text:style-name="Source_20_Text">/users/:id</text:span> API with the updated role."</text:p>
            </text:list-item>
          </text:list>
        </text:list-item>
      </text:list>
      <text:p text:style-name="Horizontal_20_Line"/>
      <text:h text:style-name="Heading_20_3" text:outline-level="3"><text:span text:style-name="Strong_20_Emphasis">5. Task Management (Technician/Tasks Page)</text:span></text:h>
      <text:h text:style-name="Heading_20_4" text:outline-level="4"><text:span text:style-name="Strong_20_Emphasis">Backend (Node.js + Sequelize)</text:span>:</text:h>
      <text:list xml:id="list4196703451" text:style-name="L9">
        <text:list-item>
          <text:p text:style-name="P36"><text:span text:style-name="Strong_20_Emphasis">Task 5.1</text:span>: Create a <text:span text:style-name="Source_20_Text">Task</text:span> model with fields like <text:span text:style-name="Source_20_Text">id</text:span>, <text:span text:style-name="Source_20_Text">title</text:span>, <text:span text:style-name="Source_20_Text">description</text:span>, <text:span text:style-name="Source_20_Text">status</text:span>, <text:span text:style-name="Source_20_Text">assignedTo</text:span>, and <text:span text:style-name="Source_20_Text">createdAt</text:span>.</text:p>
          <text:list>
            <text:list-item>
              <text:p text:style-name="P35"><text:span text:style-name="Strong_20_Emphasis">Prompt</text:span>:</text:p>
              <text:p text:style-name="P11">"Create a Sequelize model for <text:span text:style-name="Source_20_Text">Task</text:span> with fields <text:span text:style-name="Source_20_Text">id</text:span>, <text:span text:style-name="Source_20_Text">title</text:span>, <text:span text:style-name="Source_20_Text">description</text:span>, <text:span text:style-name="Source_20_Text">status</text:span>, <text:span text:style-name="Source_20_Text">assignedTo</text:span> (user ID), and <text:span text:style-name="Source_20_Text">createdAt</text:span>."</text:p>
            </text:list-item>
          </text:list>
        </text:list-item>
        <text:list-item>
          <text:p text:style-name="P36"><text:span text:style-name="Strong_20_Emphasis">Task 5.2</text:span>: Implement API endpoints for task CRUD operations (GET <text:span text:style-name="Source_20_Text">/tasks</text:span>, POST <text:span text:style-name="Source_20_Text">/tasks</text:span>, PUT <text:span text:style-name="Source_20_Text">/tasks/:id</text:span>, etc.).</text:p>
          <text:list>
            <text:list-item>
              <text:p text:style-name="P35"><text:span text:style-name="Strong_20_Emphasis">Prompt</text:span>:</text:p>
              <text:p text:style-name="P11">"Create CRUD API endpoints for managing tasks in Node.js using Sequelize. Include GET <text:span text:style-name="Source_20_Text">/tasks</text:span>, POST <text:span text:style-name="Source_20_Text">/tasks</text:span>, PUT <text:span text:style-name="Source_20_Text">/tasks/:id</text:span>, and DELETE <text:span text:style-name="Source_20_Text">/tasks/:id</text:span>."</text:p>
            </text:list-item>
          </text:list>
        </text:list-item>
      </text:list>
      <text:h text:style-name="Heading_20_4" text:outline-level="4"><text:span text:style-name="Strong_20_Emphasis">Frontend (Vue.js)</text:span>:</text:h>
      <text:list xml:id="list632822123" text:style-name="L10">
        <text:list-item>
          <text:p text:style-name="P37"><text:span text:style-name="Strong_20_Emphasis">Task 5.3</text:span>: Create a Vue.js component to list tasks assigned to a technician.</text:p>
          <text:list>
            <text:list-item>
              <text:p text:style-name="P37"><text:span text:style-name="Strong_20_Emphasis">Prompt</text:span>:</text:p>
              <text:p text:style-name="P12">"Create a Vue.js component to display tasks assigned to a technician. Fetch data from the <text:span text:style-name="Source_20_Text">/tasks</text:span> API and display task details."</text:p>
            </text:list-item>
          </text:list>
        </text:list-item>
        <text:list-item>
          <text:p text:style-name="P37"><text:span text:style-name="Strong_20_Emphasis">Task 5.4</text:span>: Create a form to update task status (e.g., <text:span text:style-name="Source_20_Text">completed</text:span>, <text:span text:style-name="Source_20_Text">in-progress</text:span>).</text:p>
          <text:list>
            <text:list-item>
              <text:p text:style-name="P37"><text:span text:style-name="Strong_20_Emphasis">Prompt</text:span>:</text:p>
              <text:p text:style-name="P12">"Create a Vue.js form to update the task status (e.g., <text:span text:style-name="Source_20_Text">completed</text:span>, <text:span text:style-name="Source_20_Text">in-progress</text:span>). The form should send a PUT request to the <text:span text:style-name="Source_20_Text">/tasks/:id</text:span> API."</text:p>
            </text:list-item>
          </text:list>
        </text:list-item>
      </text:list>
      <text:p text:style-name="Horizontal_20_Line"/>
      <text:h text:style-name="Heading_20_3" text:outline-level="3"><text:span text:style-name="Strong_20_Emphasis">6. Supervisor Dashboard &amp; Reports Page</text:span></text:h>
      <text:h text:style-name="Heading_20_4" text:outline-level="4"><text:span text:style-name="Strong_20_Emphasis">Backend (Node.js + Sequelize)</text:span>:</text:h>
      <text:list xml:id="list2344934056" text:style-name="L11">
        <text:list-item>
          <text:p text:style-name="P39"><text:span text:style-name="Strong_20_Emphasis">Task 6.1</text:span>: Create an API endpoint for generating supervisor reports (e.g., tasks completed, performance metrics).</text:p>
          <text:list>
            <text:list-item>
              <text:p text:style-name="P38"><text:span text:style-name="Strong_20_Emphasis">Prompt</text:span>:</text:p>
              <text:p text:style-name="P13"><text:soft-page-break/>"Create a backend API endpoint <text:span text:style-name="Source_20_Text">/supervisor/reports</text:span> that returns performance data such as completed tasks, technician performance, etc."</text:p>
            </text:list-item>
          </text:list>
        </text:list-item>
      </text:list>
      <text:h text:style-name="Heading_20_4" text:outline-level="4"><text:span text:style-name="Strong_20_Emphasis">Frontend (Vue.js)</text:span>:</text:h>
      <text:list xml:id="list2202799210" text:style-name="L12">
        <text:list-item>
          <text:p text:style-name="P41"><text:span text:style-name="Strong_20_Emphasis">Task 6.2</text:span>: Create a Vue.js component to display reports with charts (e.g., task completion rate).</text:p>
          <text:list>
            <text:list-item>
              <text:p text:style-name="P40"><text:span text:style-name="Strong_20_Emphasis">Prompt</text:span>:</text:p>
              <text:p text:style-name="P14">"Create a Vue.js component to display supervisor reports with charts (using a library like Chart.js) to show task completion rates and technician performance."</text:p>
            </text:list-item>
          </text:list>
        </text:list-item>
      </text:list>
      <text:p text:style-name="Horizontal_20_Line"/>
      <text:h text:style-name="Heading_20_3" text:outline-level="3"><text:span text:style-name="Strong_20_Emphasis">7. Manager Dashboard &amp; Reports Page</text:span></text:h>
      <text:h text:style-name="Heading_20_4" text:outline-level="4"><text:span text:style-name="Strong_20_Emphasis">Backend (Node.js + Sequelize)</text:span>:</text:h>
      <text:list xml:id="list780214008" text:style-name="L13">
        <text:list-item>
          <text:p text:style-name="P43"><text:span text:style-name="Strong_20_Emphasis">Task 7.1</text:span>: Create an API endpoint for generating manager-level reports (e.g., overall team performance).</text:p>
          <text:list>
            <text:list-item>
              <text:p text:style-name="P42"><text:span text:style-name="Strong_20_Emphasis">Prompt</text:span>:</text:p>
              <text:p text:style-name="P15">"Create a backend API endpoint <text:span text:style-name="Source_20_Text">/manager/reports</text:span> that returns performance data for all teams (e.g., task completion, team progress)."</text:p>
            </text:list-item>
          </text:list>
        </text:list-item>
      </text:list>
      <text:h text:style-name="Heading_20_4" text:outline-level="4"><text:span text:style-name="Strong_20_Emphasis">Frontend (Vue.js)</text:span>:</text:h>
      <text:list xml:id="list1976520548" text:style-name="L14">
        <text:list-item>
          <text:p text:style-name="P45"><text:span text:style-name="Strong_20_Emphasis">Task 7.2</text:span>: Create a Vue.js component for manager reports with graphs (e.g., team performance).</text:p>
          <text:list>
            <text:list-item>
              <text:p text:style-name="P44"><text:span text:style-name="Strong_20_Emphasis">Prompt</text:span>:</text:p>
              <text:p text:style-name="P16">"Create a Vue.js component to display manager reports with graphs using a library like Chart.js. The reports should include overall team performance metrics."</text:p>
            </text:list-item>
          </text:list>
        </text:list-item>
      </text:list>
      <text:p text:style-name="Horizontal_20_Line"/>
      <text:h text:style-name="Heading_20_3" text:outline-level="3"><text:span text:style-name="Strong_20_Emphasis">8. Audit Logs Page</text:span></text:h>
      <text:h text:style-name="Heading_20_4" text:outline-level="4"><text:span text:style-name="Strong_20_Emphasis">Backend (Node.js + Sequelize)</text:span>:</text:h>
      <text:list xml:id="list1363589845" text:style-name="L15">
        <text:list-item>
          <text:p text:style-name="P46"><text:span text:style-name="Strong_20_Emphasis">Task 8.1</text:span>: Create an <text:span text:style-name="Source_20_Text">AuditLog</text:span> model with fields like <text:span text:style-name="Source_20_Text">action</text:span>, <text:span text:style-name="Source_20_Text">userId</text:span>, <text:span text:style-name="Source_20_Text">timestamp</text:span>, and <text:span text:style-name="Source_20_Text">details</text:span>.</text:p>
          <text:list>
            <text:list-item>
              <text:p text:style-name="P46"><text:span text:style-name="Strong_20_Emphasis">Prompt</text:span>:</text:p>
              <text:p text:style-name="P17">"Create a Sequelize model for <text:span text:style-name="Source_20_Text">AuditLog</text:span> with fields <text:span text:style-name="Source_20_Text">action</text:span>, <text:span text:style-name="Source_20_Text">userId</text:span>, <text:span text:style-name="Source_20_Text">timestamp</text:span>, and <text:span text:style-name="Source_20_Text">details</text:span>."</text:p>
            </text:list-item>
          </text:list>
        </text:list-item>
        <text:list-item>
          <text:p text:style-name="P46"><text:span text:style-name="Strong_20_Emphasis">Task 8.2</text:span>: Implement an API endpoint to fetch audit logs (GET <text:span text:style-name="Source_20_Text">/audit-logs</text:span>).</text:p>
          <text:list>
            <text:list-item>
              <text:p text:style-name="P46"><text:span text:style-name="Strong_20_Emphasis">Prompt</text:span>:</text:p>
              <text:p text:style-name="P17"><text:soft-page-break/>"Create an API endpoint <text:span text:style-name="Source_20_Text">/audit-logs</text:span> to fetch all audit logs with filtering options (e.g., by date, user)."</text:p>
            </text:list-item>
          </text:list>
        </text:list-item>
      </text:list>
      <text:h text:style-name="Heading_20_4" text:outline-level="4"><text:span text:style-name="Strong_20_Emphasis">Frontend (Vue.js)</text:span>:</text:h>
      <text:list xml:id="list816619425" text:style-name="L16">
        <text:list-item>
          <text:p text:style-name="P48"><text:span text:style-name="Strong_20_Emphasis">Task 8.3</text:span>: Create a Vue.js component to display audit logs with search and filtering.</text:p>
          <text:list>
            <text:list-item>
              <text:p text:style-name="P47"><text:span text:style-name="Strong_20_Emphasis">Prompt</text:span>:</text:p>
              <text:p text:style-name="P18">"Create a Vue.js component to display audit logs with search and filtering options. Fetch data from the <text:span text:style-name="Source_20_Text">/audit-logs</text:span> API."</text:p>
            </text:list-item>
          </text:list>
        </text:list-item>
      </text:list>
      <text:p text:style-name="Horizontal_20_Line"/>
      <text:h text:style-name="Heading_20_3" text:outline-level="3"><text:span text:style-name="Strong_20_Emphasis">9. Checklist Templates Management</text:span></text:h>
      <text:h text:style-name="Heading_20_4" text:outline-level="4"><text:span text:style-name="Strong_20_Emphasis">Backend (Node.js + Sequelize)</text:span>:<text:span text:style-name="T1">­</text:span></text:h>
      <text:list xml:id="list209712622" text:style-name="L17">
        <text:list-item>
          <text:p text:style-name="P49"><text:span text:style-name="Strong_20_Emphasis">Task 9.1</text:span>: Create a <text:span text:style-name="Source_20_Text">ChecklistTemplate</text:span> model with fields like <text:span text:style-name="Source_20_Text">id</text:span>, <text:span text:style-name="Source_20_Text">name</text:span>, <text:span text:style-name="Source_20_Text">tasks</text:span>, and <text:span text:style-name="Source_20_Text">createdAt</text:span>.</text:p>
          <text:list>
            <text:list-item>
              <text:p text:style-name="P49"><text:span text:style-name="Strong_20_Emphasis">Prompt</text:span>:</text:p>
              <text:p text:style-name="P19">"Create a Sequelize model for <text:span text:style-name="Source_20_Text">ChecklistTemplate</text:span> with fields <text:span text:style-name="Source_20_Text">id</text:span>, <text:span text:style-name="Source_20_Text">name</text:span>, <text:span text:style-name="Source_20_Text">tasks</text:span> (array of task IDs), and <text:span text:style-name="Source_20_Text">createdAt</text:span>."</text:p>
            </text:list-item>
          </text:list>
        </text:list-item>
        <text:list-item>
          <text:p text:style-name="P49"><text:span text:style-name="Strong_20_Emphasis">Task 9.2</text:span>: Implement CRUD API endpoints for managing checklist templates.</text:p>
          <text:list>
            <text:list-item>
              <text:p text:style-name="P49"><text:span text:style-name="Strong_20_Emphasis">Prompt</text:span>:</text:p>
              <text:p text:style-name="P19">"Create CRUD API endpoints for managing checklist templates. Include GET <text:span text:style-name="Source_20_Text">/checklist-templates</text:span>, POST <text:span text:style-name="Source_20_Text">/checklist-templates</text:span>, PUT <text:span text:style-name="Source_20_Text">/checklist-templates/:id</text:span>, and DELETE <text:span text:style-name="Source_20_Text">/checklist-templates/:id</text:span>."</text:p>
            </text:list-item>
          </text:list>
        </text:list-item>
      </text:list>
      <text:h text:style-name="Heading_20_4" text:outline-level="4"><text:span text:style-name="Strong_20_Emphasis">Frontend (Vue.js)</text:span>:</text:h>
      <text:list xml:id="list2719851091" text:style-name="L18">
        <text:list-item>
          <text:p text:style-name="P51"><text:span text:style-name="Strong_20_Emphasis">Task 9.3</text:span>: Create a Vue.js component to list and manage checklist templates.</text:p>
          <text:list>
            <text:list-item>
              <text:p text:style-name="P50"><text:span text:style-name="Strong_20_Emphasis">Prompt</text:span>:</text:p>
              <text:p text:style-name="P20">"Create a Vue.js component to list, edit, and delete checklist templates. The component should fetch data from the <text:span text:style-name="Source_20_Text">/checklist-templates</text:span> API."</text:p>
            </text:list-item>
          </text:list>
        </text:list-item>
      </text:list>
      <text:p text:style-name="Horizontal_20_Line"/>
      <text:h text:style-name="Heading_20_3" text:outline-level="3"><text:span text:style-name="Strong_20_Emphasis">10. Settings Page (Admin/Manager)</text:span></text:h>
      <text:h text:style-name="Heading_20_4" text:outline-level="4"><text:span text:style-name="Strong_20_Emphasis">Backend (Node.js + Sequelize)</text:span>:</text:h>
      <text:list xml:id="list3865662298" text:style-name="L19">
        <text:list-item>
          <text:p text:style-name="P53"><text:span text:style-name="Strong_20_Emphasis">Task 10.1</text:span>: Create an API endpoint for managing system settings (e.g., company info, role permissions).</text:p>
          <text:list>
            <text:list-item>
              <text:p text:style-name="P52"><text:soft-page-break/><text:span text:style-name="Strong_20_Emphasis">Prompt</text:span>:</text:p>
              <text:p text:style-name="P21">"Create an API endpoint <text:span text:style-name="Source_20_Text">/settings</text:span> that allows the admin or manager to update system settings (e.g., company information, role-based permissions)."</text:p>
            </text:list-item>
          </text:list>
        </text:list-item>
      </text:list>
      <text:h text:style-name="Heading_20_4" text:outline-level="4"><text:span text:style-name="Strong_20_Emphasis">Frontend (Vue.js)</text:span>:</text:h>
      <text:list xml:id="list765572297" text:style-name="L20">
        <text:list-item>
          <text:p text:style-name="P55"><text:span text:style-name="Strong_20_Emphasis">Task 10.2</text:span>: Create a Vue.js settings page for managing system configurations.</text:p>
          <text:list>
            <text:list-item>
              <text:p text:style-name="P54"><text:span text:style-name="Strong_20_Emphasis">Prompt</text:span>:</text:p>
              <text:p text:style-name="P22">"Create a Vue.js component for the settings page where admins and managers can modify system settings like company info, user roles, and permissions."</text:p>
            </text:list-item>
          </text:list>
        </text:list-item>
      </text:list>
      <text:p text:style-name="P2"><text:span text:style-name="Strong_20_Emphasis"><text:span text:style-name="T1">­</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09T09:48:59.054507466</dc:date>
    <meta:editing-duration>PT23H55M41S</meta:editing-duration>
    <meta:editing-cycles>6</meta:editing-cycles>
    <meta:generator>LibreOffice/7.3.7.2$Linux_X86_64 LibreOffice_project/30$Build-2</meta:generator>
    <meta:document-statistic meta:table-count="0" meta:image-count="0" meta:object-count="0" meta:page-count="7" meta:paragraph-count="135" meta:word-count="1372" meta:character-count="8462" meta:non-whitespace-character-count="7317"/>
  </office:meta>
</office:document-meta>
</file>